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os gráficos son una mejora de Nivel 1 que aportará un gran valor visual y analítico al dashboard. Usaremos <text:span text:style-name="T1">Chart.js</text:span>, una de las librerías más populares y fáciles de integrar en proyectos de Frontend como el tuyo.</text:p>
      <text:p text:style-name="Text_20_body">Vamos a implementar el gráfico de <text:span text:style-name="T1">"Top 5 Cultivos por Ganancia Potencial"</text:span>.</text:p>
      <text:h text:style-name="Heading_20_3" text:outline-level="3">?￯ﾸﾏ Fase 1: Preparación del Frontend (<text:span text:style-name="Source_20_Text">index.html</text:span>)</text:h>
      <text:p text:style-name="Text_20_body">Primero, necesitamos incluir la librería Chart.js y añadir un elemento donde se dibujará el gráfico.</text:p>
      <text:h text:style-name="Heading_20_4" text:outline-level="4">1. Modificar <text:span text:style-name="Source_20_Text">index.html</text:span></text:h>
      <text:p text:style-name="Text_20_body">Abre tu archivo <text:span text:style-name="Source_20_Text">index.html</text:span> y realiza estas dos adiciones:</text:p>
      <text:p text:style-name="Text_20_body"><text:span text:style-name="T1">A. Incluir Chart.js:</text:span> Añade la siguiente línea antes de donde incluyes tu archivo <text:span text:style-name="Source_20_Text">scripts.js</text:span> (cerca de la etiqueta de cierre <text:span text:style-name="Source_20_Text">&lt;/body&gt;</text:span>).</text:p>
      <text:p text:style-name="Standard">&lt;script src="https://cdn.jsdelivr.net/npm/chart.js@4.4.3/dist/chart.umd.min.js"&gt;&lt;/script&gt;</text:p>
      <text:p text:style-name="Standard"><text:s text:c="4"/>&lt;script src="scripts.js"&gt;&lt;/script&gt;</text:p>
      <text:p text:style-name="Standard">&lt;/body&gt;</text:p>
      <text:p text:style-name="Standard"/>
      <text:p text:style-name="Standard"><text:span text:style-name="T1">Añadir el Elemento Canvas:</text:span> Vamos a colocar el gráfico en una nueva tarjeta del dashboard para que se vea limpio. Busca la sección donde tienes los KPIs (<text:span text:style-name="Source_20_Text">Ganancia Potencial</text:span>, etc.) y añade este nuevo <text:span text:style-name="Source_20_Text">div</text:span> al mismo nivel: </text:p>
      <text:p text:style-name="Standard"/>
      <text:p text:style-name="Standard">&lt;div class="kpi-cards"&gt;</text:p>
      <text:p text:style-name="Standard"><text:s text:c="4"/>&lt;div class="card chart-card"&gt;</text:p>
      <text:p text:style-name="Standard"><text:s text:c="8"/>&lt;h3&gt;📊 Top 5: Proyección de Ganancia&lt;/h3&gt;</text:p>
      <text:p text:style-name="Standard"><text:s text:c="8"/>&lt;canvas id="gananciaChart"&gt;&lt;/canvas&gt; </text:p>
      <text:p text:style-name="Standard"><text:s text:c="4"/>&lt;/div&gt;</text:p>
      <text:p text:style-name="Standard">&lt;/div&gt;</text:p>
      <text:p text:style-name="Standard"/>
      <text:p text:style-name="Standard">Guarda los cambios en <text:span text:style-name="Source_20_Text">index.html</text:span>. </text:p>
      <text:p text:style-name="Standard"/>
      <text:h text:style-name="Heading_20_4" text:outline-level="4">Modificar <text:span text:style-name="Source_20_Text">scripts.js</text:span></text:h>
      <text:p text:style-name="Text_20_body">Añade la siguiente función al final de tu archivo <text:span text:style-name="Source_20_Text">scripts.js</text:span> (después de todas tus otras funciones, pero antes de cualquier llamada de inicialización):</text:p>
      <text:p text:style-name="Standard">/**</text:p>
      <text:p text:style-name="Standard"><text:s/>* Dibuja un gráfico de barras con los 5 cultivos con mayor ganancia potencial.</text:p>
      <text:p text:style-name="Standard"><text:s/>*/</text:p>
      <text:p text:style-name="Standard">function dibujarGraficoGanancias() {</text:p>
      <text:p text:style-name="Standard"><text:s text:c="4"/>// 1. Obtener y preparar datos (usamos la variable CULTIVOS_CACHE global)</text:p>
      <text:p text:style-name="Standard"><text:s text:c="4"/>const datosGanancia = CULTIVOS_CACHE.map(cultivo =&gt; {</text:p>
      <text:p text:style-name="Standard"><text:s text:c="8"/>// La ganancia potencial es (Precio Venta - Precio Compra)</text:p>
      <text:p text:style-name="Standard"><text:s text:c="8"/>const ganancia = (parseFloat(cultivo.precio_venta) - parseFloat(cultivo.precio_compra));</text:p>
      <text:p text:style-name="Standard"><text:s text:c="8"/>return {</text:p>
      <text:p text:style-name="Standard"><text:s text:c="12"/>nombre: cultivo.nombre,</text:p>
      <text:p text:style-name="Standard"><text:s text:c="12"/>ganancia: ganancia</text:p>
      <text:p text:style-name="Standard"><text:s text:c="8"/>};</text:p>
      <text:p text:style-name="Standard"><text:s text:c="4"/>}).filter(c =&gt; c.ganancia &gt; 0) // Solo cultivos con ganancia</text:p>
      <text:p text:style-name="Standard"><text:s text:c="6"/>.sort((a, b) =&gt; b.ganancia - a.ganancia) // Ordenar de mayor a menor</text:p>
      <text:p text:style-name="Standard"><text:s text:c="6"/>.slice(0, 5); // Tomar solo los 5 principales</text:p>
      <text:p text:style-name="Standard"><text:soft-page-break/></text:p>
      <text:p text:style-name="Standard"><text:s text:c="4"/>// Si no hay datos, limpiamos el canvas</text:p>
      <text:p text:style-name="Standard"><text:s text:c="4"/>if (datosGanancia.length === 0) {</text:p>
      <text:p text:style-name="Standard"><text:s text:c="8"/>const ctx = document.getElementById('gananciaChart').getContext('2d');</text:p>
      <text:p text:style-name="Standard"><text:s text:c="8"/>ctx.clearRect(0, 0, ctx.canvas.width, ctx.canvas.height);</text:p>
      <text:p text:style-name="Standard"><text:s text:c="8"/>return; </text:p>
      <text:p text:style-name="Standard"><text:s text:c="4"/>}</text:p>
      <text:p text:style-name="Standard"/>
      <text:p text:style-name="Standard"><text:s text:c="4"/>// 2. Extraer etiquetas y valores para Chart.js</text:p>
      <text:p text:style-name="Standard"><text:s text:c="4"/>const etiquetas = datosGanancia.map(d =&gt; d.nombre);</text:p>
      <text:p text:style-name="Standard"><text:s text:c="4"/>const valores = datosGanancia.map(d =&gt; d.ganancia.toFixed(2));</text:p>
      <text:p text:style-name="Standard"/>
      <text:p text:style-name="Standard"><text:s text:c="4"/>// 3. Destruir gráfico anterior si existe (para evitar duplicados al recargar)</text:p>
      <text:p text:style-name="Standard"><text:s text:c="4"/>const canvasElement = document.getElementById('gananciaChart');</text:p>
      <text:p text:style-name="Standard"><text:s text:c="4"/>if (window.gananciaChartInstance) {</text:p>
      <text:p text:style-name="Standard"><text:s text:c="8"/>window.gananciaChartInstance.destroy();</text:p>
      <text:p text:style-name="Standard"><text:s text:c="4"/>}</text:p>
      <text:p text:style-name="Standard"/>
      <text:p text:style-name="Standard"><text:s text:c="4"/>// 4. Configuración y Creación del Gráfico</text:p>
      <text:p text:style-name="Standard"><text:s text:c="4"/>const ctx = canvasElement.getContext('2d');</text:p>
      <text:p text:style-name="Standard"><text:s text:c="4"/></text:p>
      <text:p text:style-name="Standard"><text:s text:c="4"/>window.gananciaChartInstance = new Chart(ctx, {</text:p>
      <text:p text:style-name="Standard"><text:s text:c="8"/>type: 'bar',</text:p>
      <text:p text:style-name="Standard"><text:s text:c="8"/>data: {</text:p>
      <text:p text:style-name="Standard"><text:s text:c="12"/>labels: etiquetas,</text:p>
      <text:p text:style-name="Standard"><text:s text:c="12"/>datasets: [{</text:p>
      <text:p text:style-name="Standard"><text:s text:c="16"/>label: 'Ganancia Potencial (€)',</text:p>
      <text:p text:style-name="Standard"><text:s text:c="16"/>data: valores,</text:p>
      <text:p text:style-name="Standard"><text:s text:c="16"/>backgroundColor: 'rgba(75, 192, 192, 0.7)',</text:p>
      <text:p text:style-name="Standard"><text:s text:c="16"/>borderColor: 'rgba(75, 192, 192, 1)',</text:p>
      <text:p text:style-name="Standard"><text:s text:c="16"/>borderWidth: 1</text:p>
      <text:p text:style-name="Standard"><text:s text:c="12"/>}]</text:p>
      <text:p text:style-name="Standard"><text:s text:c="8"/>},</text:p>
      <text:p text:style-name="Standard"><text:s text:c="8"/>options: {</text:p>
      <text:p text:style-name="Standard"><text:s text:c="12"/>responsive: true,</text:p>
      <text:p text:style-name="Standard"><text:s text:c="12"/>scales: {</text:p>
      <text:p text:style-name="Standard"><text:s text:c="16"/>y: {</text:p>
      <text:p text:style-name="Standard"><text:s text:c="20"/>beginAtZero: true,</text:p>
      <text:p text:style-name="Standard"><text:s text:c="20"/>title: {</text:p>
      <text:p text:style-name="Standard"><text:s text:c="24"/>display: true,</text:p>
      <text:p text:style-name="Standard"><text:s text:c="24"/>text: 'Ganancia (€)'</text:p>
      <text:p text:style-name="Standard"><text:s text:c="20"/>},</text:p>
      <text:p text:style-name="Standard"><text:s text:c="20"/>ticks: {</text:p>
      <text:p text:style-name="Standard"><text:s text:c="24"/>color: '#ddd' // Color de texto para tema oscuro</text:p>
      <text:p text:style-name="Standard"><text:s text:c="20"/>},</text:p>
      <text:p text:style-name="Standard"><text:s text:c="20"/>grid: {</text:p>
      <text:p text:style-name="Standard"><text:s text:c="24"/>color: 'rgba(255, 255, 255, 0.1)' // Líneas de cuadrícula</text:p>
      <text:p text:style-name="Standard"><text:s text:c="20"/>}</text:p>
      <text:p text:style-name="Standard"><text:s text:c="16"/>},</text:p>
      <text:p text:style-name="Standard"><text:s text:c="16"/>x: {</text:p>
      <text:p text:style-name="Standard"><text:s text:c="20"/>ticks: {</text:p>
      <text:p text:style-name="Standard"><text:s text:c="24"/>color: '#ddd' // Color de texto para tema oscuro</text:p>
      <text:p text:style-name="Standard"><text:soft-page-break/><text:s text:c="20"/>},</text:p>
      <text:p text:style-name="Standard"><text:s text:c="20"/>grid: {</text:p>
      <text:p text:style-name="Standard"><text:s text:c="24"/>color: 'rgba(255, 255, 255, 0.1)' // Líneas de cuadrícula</text:p>
      <text:p text:style-name="Standard"><text:s text:c="20"/>}</text:p>
      <text:p text:style-name="Standard"><text:s text:c="16"/>}</text:p>
      <text:p text:style-name="Standard"><text:s text:c="12"/>},</text:p>
      <text:p text:style-name="Standard"><text:s text:c="12"/>plugins: {</text:p>
      <text:p text:style-name="Standard"><text:s text:c="16"/>legend: {</text:p>
      <text:p text:style-name="Standard"><text:s text:c="20"/>labels: {</text:p>
      <text:p text:style-name="Standard"><text:s text:c="24"/>color: '#ddd' // Color de la leyenda</text:p>
      <text:p text:style-name="Standard"><text:s text:c="20"/>}</text:p>
      <text:p text:style-name="Standard"><text:s text:c="16"/>},</text:p>
      <text:p text:style-name="Standard"><text:s text:c="16"/>title: {</text:p>
      <text:p text:style-name="Standard"><text:s text:c="20"/>display: true,</text:p>
      <text:p text:style-name="Standard"><text:s text:c="20"/>text: 'Proyección Top 5 (Venta - Compra)',</text:p>
      <text:p text:style-name="Standard"><text:s text:c="20"/>color: '#fff' // Color del título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4"/>});</text:p>
      <text:p text:style-name="Standard">}</text:p>
      <text:p text:style-name="Standard"/>
      <text:h text:style-name="Heading_20_4" text:outline-level="4">Llamar a la Función de Dibujo</text:h>
      <text:p text:style-name="Text_20_body">Ahora, debes asegurarte de que esta función se llame <text:span text:style-name="T1">cada vez que se actualiza la lista de cultivos</text:span> (es decir, después de cargar, crear, editar o eliminar).</text:p>
      <text:p text:style-name="Text_20_body">Busca la función <text:span text:style-name="Source_20_Text">actualizarDashboard()</text:span> (o la función principal que actualiza los KPIs y la tabla) y añade la llamada a <text:span text:style-name="Source_20_Text">dibujarGraficoGanancias();</text:span> al final.</text:p>
      <text:p text:style-name="Text_20_body"><text:span text:style-name="T1">Ejemplo (asumiendo que tienes una función </text:span><text:span text:style-name="Source_20_Text"><text:span text:style-name="T1">cargarCultivos</text:span></text:span><text:span text:style-name="T1"> que llama a una función </text:span><text:span text:style-name="Source_20_Text"><text:span text:style-name="T1">actualizarDashboard</text:span></text:span><text:span text:style-name="T1">):</text:span></text:p>
      <text:p text:style-name="Standard">// Dentro de la función principal de carga/actualización:</text:p>
      <text:p text:style-name="Standard">function actualizarDashboard(cultivos) {</text:p>
      <text:p text:style-name="Standard"><text:s text:c="4"/>// ... [Tu código existente para actualizar la tabla y los KPIs]</text:p>
      <text:p text:style-name="Standard"/>
      <text:p text:style-name="Standard"><text:s text:c="4"/>// ¡NUEVA LLAMADA!</text:p>
      <text:p text:style-name="Standard"><text:s text:c="4"/>dibujarGraficoGanancias(); // &lt;-- Asegúrate de que esta línea esté aquí</text:p>
      <text:p text:style-name="Standard">}</text:p>
      <text:p text:style-name="Standard"/>
      <text:h text:style-name="Heading_20_3" text:outline-level="3">Despliegue de Frontend</text:h>
      <text:list xml:id="list3412905381693920083" text:style-name="L1">
        <text:list-item>
          <text:p text:style-name="P1">Guarda los cambios en <text:span text:style-name="Source_20_Text">index.html</text:span> y <text:span text:style-name="Source_20_Text">scripts.js</text:span>.</text:p>
        </text:list-item>
        <text:list-item>
          <text:p text:style-name="P1">Sube los archivos a GitHub:</text:p>
        </text:list-item>
      </text:list>
      <text:p text:style-name="Standard">git add .</text:p>
      <text:p text:style-name="Standard">git commit -m "feat(frontend): Integración de gráficos Chart.js para proyección de ganancias."</text:p>
      <text:p text:style-name="Standard">git push</text:p>
      <text:p text:style-name="Standard"/>
      <text:p text:style-name="Standard">Vercel detectará el cambio y actualizará tu Frontend. <text:span text:style-name="T1">Al recargar tu aplicación, deberías ver la nueva tarjeta de gráficos. Si ya tienes cultivos con precios de compra y venta, ¡el gráfico debería aparecer inmediatamente!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28S</meta:editing-duration>
    <meta:editing-cycles>8</meta:editing-cycles>
    <meta:generator>OpenOffice/4.1.15$Win32 OpenOffice.org_project/4115m2$Build-9813</meta:generator>
    <dc:date>2025-11-05T14:29:58.76</dc:date>
    <dc:creator>Antolin Lorenzo Porto Fraga</dc:creator>
    <meta:document-statistic meta:table-count="0" meta:image-count="0" meta:object-count="0" meta:page-count="3" meta:paragraph-count="121" meta:word-count="675" meta:character-count="5568"/>
    <meta:user-defined meta:name="Info 1"/>
    <meta:user-defined meta:name="Info 2"/>
    <meta:user-defined meta:name="Info 3"/>
    <meta:user-defined meta:name="Info 4"/>
  </office:meta>
</office:document-meta>
</file>